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384A2F60E55776F8C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2" style:family="paragraph" style:parent-style-name="Standard">
      <style:paragraph-properties fo:margin-left="1.251cm" fo:margin-right="0cm" fo:margin-top="0.6cm" fo:margin-bottom="0cm" loext:contextual-spacing="false" fo:line-height="150%" fo:text-align="justify" style:justify-single-word="false" fo:text-indent="0cm" style:auto-text-indent="false"/>
      <style:text-properties style:font-name="Times New Roman" officeooo:paragraph-rsid="001fe695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6348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3.665cm" fo:min-width="10.059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19cm" svg:y="8.565cm" svg:width="7.488cm" draw:z-index="2">
        <draw:text-box fo:min-height="3.494cm">
          <text:p text:style-name="P3"><text:database-display text:table-name="lista_adresowa" text:table-type="table" text:column-name="Tytuł" text:database-name="lista_adresowa">Pan</text:database-display><text:hidden-paragraph text:condition="ooow:![lista_adresowa.lista_adresowa.Tytuł]"/></text:p>
          <text:p text:style-name="P3"><text:database-display text:table-name="lista_adresowa" text:table-type="table" text:column-name="Imię" text:database-name="lista_adresowa">Jan</text:database-display><text:span text:style-name="T1"><text:s/></text:span><text:span text:style-name="T1"><text:database-display text:table-name="lista_adresowa" text:table-type="table" text:column-name="Nazwisko" text:database-name="lista_adresowa">Kowalski</text:database-display></text:span><text:span text:style-name="T1"><text:hidden-paragraph text:condition="ooow:![lista_adresowa.lista_adresowa.Imię] AND ![lista_adresowa.lista_adresowa.Nazwisko]"/></text:span></text:p>
          <text:p text:style-name="P3"><text:database-display text:table-name="lista_adresowa" text:table-type="table" text:column-name="Linia adresu 1" text:database-name="lista_adresowa">ul.Zawichojska 10</text:database-display><text:hidden-paragraph text:condition="ooow:![lista_adresowa.lista_adresowa.Linia adresu 1]"/></text:p>
          <text:p text:style-name="P3"><text:database-display text:table-name="lista_adresowa" text:table-type="table" text:column-name="Kod pocztowy" text:database-name="lista_adresowa">27-600</text:database-display><text:span text:style-name="T1"><text:s/></text:span><text:span text:style-name="T1"><text:database-display text:table-name="lista_adresowa" text:table-type="table" text:column-name="Miejscowość" text:database-name="lista_adresowa">Sandomierz</text:database-display></text:span><text:span text:style-name="T1"><text:hidden-paragraph text:condition="ooow:![lista_adresowa.lista_adresowa.Kod pocztowy] AND ![lista_adresowa.lista_adresowa.Miejscowość]"/></text:span></text:p>
        </draw:text-box>
      </draw:frame>
      <text:p text:style-name="Standard"><draw:custom-shape text:anchor-type="paragraph" draw:z-index="0" draw:style-name="gr1" draw:text-style-name="P5" svg:width="10.559cm" svg:height="3.925cm" svg:x="3.482cm" svg:y="0.236cm"><text:p text:style-name="P4"><text:span text:style-name="T2">Zaproszenie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228cm" draw:z-index="1"><draw:image xlink:href="Pictures/10000000000004B000000384A2F60E55776F8C4D.jpg" xlink:type="simple" xlink:show="embed" xlink:actuate="onLoad" loext:mime-type="image/jpeg"/></draw:frame>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P2">Niniejszym mamy przyjemność zaprosić <text:database-display text:table-name="lista_adresowa" text:table-type="table" text:column-name="Płeć" text:database-name="lista_adresowa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35.114205841</meta:creation-date>
    <dc:date>2017-11-06T10:21:31.758397114</dc:date>
    <meta:editing-duration>PT22M56S</meta:editing-duration>
    <meta:editing-cycles>5</meta:editing-cycles>
    <meta:generator>LibreOffice/5.4.2.2.0$Linux_X86_64 LibreOffice_project/40m0$Build-2</meta:generator>
    <meta:document-statistic meta:table-count="1" meta:image-count="1" meta:object-count="0" meta:page-count="1" meta:paragraph-count="7" meta:word-count="48" meta:character-count="381" meta:non-whitespace-character-count="340"/>
  </office:meta>
</office:document-meta>
</file>